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8de8" officeooo:paragraph-rsid="000f8de8" style:font-weight-asian="bold" style:font-weight-complex="bold"/>
    </style:style>
    <style:style style:name="P2" style:family="paragraph" style:parent-style-name="Standard" style:list-style-name="L1">
      <style:text-properties officeooo:rsid="000f0e78" officeooo:paragraph-rsid="000f0e78"/>
    </style:style>
    <style:style style:name="P3" style:family="paragraph" style:parent-style-name="Standard" style:list-style-name="L1">
      <style:text-properties fo:font-weight="normal" officeooo:rsid="000f0e78" officeooo:paragraph-rsid="000f0e7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f5a5a" officeooo:paragraph-rsid="000f5a5a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f8de8" officeooo:paragraph-rsid="000f8de8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f0e78" officeooo:paragraph-rsid="000f0e7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8de8" style:font-weight-asian="bold" style:font-weight-complex="bold"/>
    </style:style>
    <style:style style:name="T3" style:family="text">
      <style:text-properties fo:font-weight="bold" officeooo:rsid="0010bba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f5a5a"/>
    </style:style>
    <style:style style:name="T6" style:family="text">
      <style:text-properties officeooo:rsid="000f8de8"/>
    </style:style>
    <style:style style:name="T7" style:family="text">
      <style:text-properties officeooo:rsid="0010bb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802134" text:style-name="L1">
        <text:list-item>
          <text:p text:style-name="P2">The name given to the sending out of the twelve disciples by Jesus was called <text:span text:style-name="T1">great commision.</text:span></text:p>
        </text:list-item>
        <text:list-item>
          <text:p text:style-name="P3">Which one of the following translated the English Bible to Kiswahili? <text:span text:style-name="T1">Dr. Ludwig Kraph</text:span></text:p>
        </text:list-item>
        <text:list-item>
          <text:p text:style-name="P6">Formal education <text:span text:style-name="T4">is the type of education supervised by trained teachers.</text:span></text:p>
        </text:list-item>
        <text:list-item>
          <text:p text:style-name="P6"><text:span text:style-name="T4">Which one of the following is an example of what is learnt in informal education? </text:span>Milking cows</text:p>
        </text:list-item>
        <text:list-item>
          <text:p text:style-name="P6"><text:span text:style-name="T4">How does the church support special education in Kenya? </text:span>E<text:span text:style-name="T5">stablishing <text:s/>special schools.</text:span></text:p>
        </text:list-item>
        <text:list-item>
          <text:p text:style-name="P4">Who among the following taught Christians at Corinth to embrace Christian giving to the poor? <text:span text:style-name="T1">Paul</text:span></text:p>
        </text:list-item>
        <text:list-item>
          <text:p text:style-name="P4">Who amoung the following people uses the Braille?<text:span text:style-name="T1">The blind</text:span></text:p>
        </text:list-item>
        <text:list-item>
          <text:p text:style-name="P4">Which one of the following schools in Kenya was not started by missionaries? <text:span text:style-name="T3">Kabba School.</text:span></text:p>
        </text:list-item>
        <text:list-item>
          <text:p text:style-name="P4">Which one of the following subjects is not taught in an industrial training centre? <text:span text:style-name="T1">Medicine</text:span></text:p>
        </text:list-item>
        <text:list-item>
          <text:p text:style-name="P4">Paul used resources from Macedonia to help Christians in need at <text:span text:style-name="T3">Judea</text:span></text:p>
        </text:list-item>
        <text:list-item>
          <text:p text:style-name="P4">People with hearing impairment are taught how to communicate through <text:span text:style-name="T1">sign language</text:span></text:p>
        </text:list-item>
        <text:list-item>
          <text:p text:style-name="P4">In which year did the first missionary arrive in Kenya? <text:span text:style-name="T1">1884</text:span></text:p>
        </text:list-item>
        <text:list-item>
          <text:p text:style-name="P4">Which one of the following is not among the first lay workers during the early Christian ch<text:span text:style-name="T6">urch? </text:span><text:span text:style-name="T3">Levi</text:span></text:p>
        </text:list-item>
        <text:list-item>
          <text:p text:style-name="P5">According to <text:span text:style-name="T1">James 1:27, </text:span>true religion means taking care of <text:span text:style-name="T1">widows</text:span>.</text:p>
        </text:list-item>
        <text:list-item>
          <text:p text:style-name="P5">Which one of the following Christians organisations established Kijabe Mission Hospital? <text:span text:style-name="T3">African Inland Churc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f8de8" officeooo:paragraph-rsid="000f8de8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SCORE PG 543-544(1-15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9:27:31.576682855</meta:creation-date>
    <dc:date>2020-05-29T07:57:54.846740950</dc:date>
    <meta:editing-duration>PT5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23" meta:character-count="1325" meta:non-whitespace-character-count="1132"/>
  </office:meta>
</office:document-meta>
</file>